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843c" officeooo:paragraph-rsid="0014843c" fo:background-color="transparent" style:font-name-asian="Liberation Serif" style:font-name-complex="Liberation Serif"/>
    </style:style>
    <style:style style:name="P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4843c" fo:background-color="transparent" style:font-name-asian="Liberation Serif" style:font-name-complex="Liberation Serif"/>
    </style:style>
    <style:style style:name="P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officeooo:rsid="0017680d" officeooo:paragraph-rsid="0017680d" fo:background-color="transparent" style:font-name-asian="Liberation Serif" style:font-name-complex="Liberation Serif"/>
    </style:style>
    <style:style style:name="T1" style:family="text">
      <style:text-properties officeooo:rsid="000fbe7b"/>
    </style:style>
    <style:style style:name="T2" style:family="text">
      <style:text-properties officeooo:rsid="0014843c"/>
    </style:style>
    <style:style style:name="T3" style:family="text">
      <style:text-properties officeooo:rsid="0016011c"/>
    </style:style>
    <style:style style:name="T4" style:family="text">
      <style:text-properties officeooo:rsid="0017044a"/>
    </style:style>
    <style:style style:name="T5" style:family="text">
      <style:text-properties officeooo:rsid="0017680d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3">22.10</text:span>.2018<text:line-break/>--------------------------------<text:span text:style-name="T4">----------------------------------------------------------------------------------------</text:span><text:line-break/></text:p>
      <text:p text:style-name="P1"><text:span text:style-name="T1">Fertiggestellt</text:span>:</text:p>
      <text:list xml:id="list2169509253" text:style-name="L1">
        <text:list-item>
          <text:p text:style-name="P2">Pseudocode: Belagerung &amp; Hinterhalt</text:p>
        </text:list-item>
        <text:list-item>
          <text:p text:style-name="P5">In Zusammenarbeit mit Scrum Master Überarbeitung des Trello Boards</text:p>
        </text:list-item>
      </text:list>
      <text:p text:style-name="P3">Ausstehend:</text:p>
      <text:list xml:id="list1121603914" text:style-name="L4">
        <text:list-item>
          <text:p text:style-name="P4">Implemetierung der Belagerung und des Hinterhalts</text:p>
        </text:list-item>
        <text:list-item>
          <text:p text:style-name="P4">Fertigstellung des Überfalls im Pseudocode</text:p>
        </text:list-item>
        <text:list-item>
          <text:p text:style-name="P4">Konzeptentwicklung der Reihen Implementierung</text:p>
        </text:list-item>
      </text:list>
      <text:p text:style-name="P3"><text:span text:style-name="T5">Zusammenarbeit mit anderen Teams</text:span>:</text:p>
      <text:list xml:id="list3912788885" text:style-name="L5">
        <text:list-item>
          <text:p text:style-name="P6"><text:span text:style-name="T2">In Zusammenarbeit mit Scrum Master Überarbeitung des Trello Boards</text:span></text:p>
        </text:list-item>
        <text:list-item>
          <text:p text:style-name="P7">Mit Regelteam Erarbeitung der Reihenregeln und des Überfal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6:55:36.023000000</dc:date>
    <meta:editing-duration>PT14M4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1" meta:word-count="62" meta:character-count="583" meta:non-whitespace-character-count="538"/>
  </office:meta>
</office:document-meta>
</file>